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ULIO MEZA DOMINGU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J &amp; MD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SS VASCONES, WILS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ZA DOMINGUEZ JULIO AB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8818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18:40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